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4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Peixotto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23 Ab 5628</text:p>
      <text:p text:style-name="P2">Date (derived from Gregorian calendar)<text:tab/>August 1868</text:p>
      <text:p text:style-name="P2">Month<text:tab/><text:tab/><text:tab/><text:tab/><text:tab/><text:tab/>August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Franklin Ville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Fragile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<text:span text:style-name="T1">To<text:tab/><text:tab/>Franklin Ville Ab. 23</text:span><text:span text:style-name="T2">Rd</text:span><text:span text:style-name="T1"> 5628/</text:span></text:p>
      <text:p text:style-name="P2">The/</text:p>
      <text:p text:style-name="P2"><text:tab/>Revd S. Morais/</text:p>
      <text:p text:style-name="P2"/>
      <text:p text:style-name="P2">My Dear and Respected Friend/ </text:p>
      <text:p text:style-name="P2"><text:tab/>Consciencious[sic] scruples/ being satisfied as to the necessity/ of my absence from a/ Congregation on the memora/ble day of this month so replete/ with sad events to all Israel,/ I feel that you my spiritual/ guide are also entitled to some/ consideration and therefore/ devote a few minutes in com-/municating to you the man-/ner in which I spent the/ entire day; not alone in com-/pliment to the deep interest which/ I have ever found manifested by/ you for your entire congre/gation, but for the high approb/ation of your merits, and the/ respect due for the favors I/ have [?] revived at/ your hands I know it will/ gratify you to learn that I was/ able to fast the whole day, which/</text:p>
      <text:p text:style-name="P2"/>
      <text:p text:style-name="P2">[Page 2]<text:line-break/>for the last two years I could [crossed-out: had]/ not. <text:s/>I sat alone in my room/ till I had gone through as much/ of our service as usual/ occasionally singing aloud, to/ feel nearer to my people and/ to that [?] blessed Land we/ now mourn. <text:s/>I also felt that/ it was distinguishing the day much/ more sensibly by the doleful/ sound of my own voice on/ this lamentable day my/ image native powers served/ me well in conducting me to/ the sacred spot to which you/ repair bearing with pious zeal/ the testimony of God's favor/ to His chosen ones. <text:s/>I went/ through every scene step by step/ till I conclude the morning/ service read part of the Book/ of Job and pondered over the/ advantages of a pious life and/ perfect faith and trust in the/ most High. <text:s/>The morning being/ thus spent in doleful loneliness/ I could I could[sic] better hear than in loneliness/ the cheerful N[?] and/ the thrilling prayers throughout/</text:p>
      <text:p text:style-name="P2"/>
      <text:p text:style-name="P2">[Page 3]</text:p>
      <text:p text:style-name="P2">bearing strong contrast to the/ home manner I questioned/ myself as to the right of such/ self infliction, while the consci[?]/ [?] come to my aid/ saying, are you not once/ more enabled to respond/ your whole days fast? &amp;c &amp;c/ This my Reverend friend was/ the day spent though too far/ from my home and kindred/ The children were star gazing/ till near eight oclock, then pro-/nounced it a clanny[?] evening/ tea being carefully prepared/ I sat down to the plain/ repast trusting that God/ would look with favor on/ the day. <text:s/>I felt the next day/ more vigorous than I had for/ some time thus proving that/ the light air of the country, and/ a temporary relaxation from/ labor were highly necessary/ my regards to Mrs M. who will/ I hope be much benefit[sic] by her/ sojourn in Cape May. <text:s/>Please dear/ sir to accept the high esteem of/ </text:p>
      <text:p text:style-name="P2"><text:tab/>Yours Respectfully./</text:p>
      <text:p text:style-name="P2"><text:tab/><text:tab/>S. C Peixotto/</text:p>
      <text:p text:style-name="P2"/>
      <text:p text:style-name="P2">[Page 4]</text:p>
      <text:p text:style-name="P2">Should Esdoile[?] Flrance/ return to the city ere I do, with/ you be kind enough to/ hasten him on with his Portion/ as I have no doubt his Larmer[?]/ rambles have not aided him/ much in that department./ <text:s/>Love to Nina and the children/</text:p>
      <text:p text:style-name="P2"><text:tab/><text:tab/><text:tab/><text:tab/>S. C. P./</text:p>
      <text:p text:style-name="P2"/>
      <text:p text:style-name="P2">Will you dear sir favor/ me by sending the/ enclosed as I know not if/ the family be in the city,/ should they be absent you/ can keep it till they return/</text:p>
      <text:p text:style-name="P2"><text:tab/><text:tab/><text:tab/><text:tab/>S. C. P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8T13:40:30</meta:creation-date>
    <dc:date>2009-04-29T09:48:01</dc:date>
    <dc:language>en-US</dc:language>
    <meta:editing-cycles>2</meta:editing-cycles>
    <meta:editing-duration>PT11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717" meta:character-count="4285"/>
  </office:meta>
</office:document-meta>
</file>